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P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2" style:family="paragraph">
      <style:paragraph-properties fo:text-align="center"/>
      <style:text-properties fo:font-size="14pt" style:font-size-asian="14pt" style:font-size-complex="14pt"/>
    </style:style>
    <style:style style:name="P3" style:family="paragraph">
      <style:paragraph-properties fo:margin-left="0cm" fo:margin-right="0cm" fo:text-align="center" fo:text-indent="0cm"/>
      <style:text-properties fo:font-size="14pt" fo:font-weight="bold" style:font-size-asian="14pt" style:font-weight-asian="bold" style:font-size-complex="14pt" style:font-weight-complex="bold"/>
    </style:style>
    <style:style style:name="P4" style:family="paragraph">
      <style:paragraph-properties fo:text-align="center"/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fo:font-weight="bold" style:font-size-asian="14pt" style:font-weight-asian="bold" style:font-size-complex="14pt" style:font-weight-complex="bold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custom-shape draw:style-name="gr1" draw:text-style-name="P2" draw:id="id1" draw:layer="layout" svg:width="5.5cm" svg:height="3cm" svg:x="4.5cm" svg:y="3.5cm">
          <text:p text:style-name="P1"><text:span text:style-name="T1">Executor</text:span></text:p>
          <text:p text:style-name="P1"><text:span text:style-name="T1">Hook name : TEST</text:span></text:p>
          <text:p text:style-name="P1"><text:span text:style-name="T1">From module : M01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4" draw:layer="layout" svg:width="6cm" svg:height="2.5cm" svg:x="13cm" svg:y="11cm">
          <text:p text:style-name="P1"><text:span text:style-name="T1">Registration get_hook()</text:span></text:p>
          <text:p text:style-name="P1"><text:span text:style-name="T1">Hook name : TEST</text:span></text:p>
          <text:p text:style-name="P1"><text:span text:style-name="T1">From module : M03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3" draw:layer="layout" svg:width="6cm" svg:height="2.5cm" svg:x="13cm" svg:y="7.5cm">
          <text:p text:style-name="P1"><text:span text:style-name="T1">Registration get_hook()</text:span></text:p>
          <text:p text:style-name="P1"><text:span text:style-name="T1">Hook name : TEST</text:span></text:p>
          <text:p text:style-name="P1"><text:span text:style-name="T1">From module : M02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" draw:text-style-name="P2" draw:id="id2" draw:layer="layout" svg:width="4.5cm" svg:height="3cm" svg:x="5cm" svg:y="9cm">
          <text:p text:style-name="P1"><text:span text:style-name="T1">Web Framework</text:span></text:p>
          <draw:enhanced-geometry svg:viewBox="0 0 88 21600" draw:glue-points="44 ?f6 44 0 0 10800 44 21600 88 10800" draw:text-areas="0 ?f6 88 ?f3" draw:type="can" draw:modifiers="5400" draw:enhanced-path="M 44 0 C 20 0 0 ?f2 0 ?f0 L 0 ?f3 C 0 ?f4 20 21600 44 21600 68 21600 88 ?f4 88 ?f3 L 88 ?f0 C 88 ?f2 68 0 44 0 Z N M 44 0 C 20 0 0 ?f2 0 ?f0 0 ?f5 20 ?f6 44 ?f6 68 ?f6 88 ?f5 88 ?f0 88 ?f2 68 0 44 0 Z N">
            <draw:equation draw:name="f0" draw:formula="$0 *2/4"/>
            <draw:equation draw:name="f1" draw:formula="?f0 *6/11"/>
            <draw:equation draw:name="f2" draw:formula="?f0 -?f1 "/>
            <draw:equation draw:name="f3" draw:formula="21600-?f0 "/>
            <draw:equation draw:name="f4" draw:formula="?f3 +?f1 "/>
            <draw:equation draw:name="f5" draw:formula="?f0 +?f1 "/>
            <draw:equation draw:name="f6" draw:formula="$0 *2/2"/>
            <draw:equation draw:name="f7" draw:formula="44"/>
            <draw:handle draw:handle-position="?f7 $0" draw:handle-range-y-minimum="0" draw:handle-range-y-maximum="10800"/>
          </draw:enhanced-geometry>
        </draw:custom-shape>
        <draw:connector draw:style-name="gr2" draw:text-style-name="P4" draw:layer="layout" draw:type="curve" svg:x1="7.25cm" svg:y1="6.5cm" svg:x2="7.249cm" svg:y2="9cm" draw:start-shape="id1" draw:start-glue-point="2" draw:end-shape="id2" draw:end-glue-point="5" svg:d="m7250 6500c0 1876-1 627-1 2500">
          <text:p text:style-name="P3"><text:span text:style-name="T2">$wf-&gt;execute_hook($name, $args)</text:span></text:p>
        </draw:connector>
        <draw:connector draw:style-name="gr3" draw:text-style-name="P5" draw:layer="layout" draw:type="curve" svg:x1="9.5cm" svg:y1="10.499cm" svg:x2="13cm" svg:y2="8.75cm" draw:start-shape="id2" draw:start-glue-point="8" draw:end-shape="id3" draw:end-glue-point="3" svg:d="m9500 10499c2626 0 877-1749 3500-1749">
          <text:p/>
        </draw:connector>
        <draw:connector draw:style-name="gr3" draw:text-style-name="P5" draw:layer="layout" draw:type="curve" svg:x1="9.5cm" svg:y1="10.499cm" svg:x2="13cm" svg:y2="12.25cm" draw:start-shape="id2" draw:start-glue-point="8" draw:end-shape="id4" draw:end-glue-point="3" svg:d="m9500 10499c2626 0 877 1751 3500 175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fr" fo:country="F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creation-date>2008-10-30T13:20:54</meta:creation-date>
    <dc:date>2008-11-02T14:53:43</dc:date>
    <meta:editing-cycles>5</meta:editing-cycles>
    <meta:editing-duration>PT1H10M54S</meta:editing-duration>
    <meta:user-defined meta:name="Info 1"/>
    <meta:user-defined meta:name="Info 2"/>
    <meta:user-defined meta:name="Info 3"/>
    <meta:user-defined meta:name="Info 4"/>
    <meta:document-statistic meta:object-count="7"/>
  </office:meta>
</office:document-meta>
</file>